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n0fk5ydk8ail"/>00_01 Similaritats i diferencies</text:p>
      <text:p text:style-name="Standard">Pau Pedrós Ribas DAM1A <text:s/>- <text:s/>04/10/2023</text:p>
      <text:p text:style-name="Standard"/>
      <text:p text:style-name="Standard"/>
      <text:p text:style-name="Heading_20_2"><text:bookmark text:name="_4gxbg5ebiqmp"/>Introducció</text:p>
      <text:p text:style-name="Standard">En aquest exercici respondrem preguntes sobre les similaritats i diferències entre diferents llenguatges de programació</text:p>
      <text:p text:style-name="Standard"/>
      <text:p text:style-name="Standard"/>
      <text:p text:style-name="Heading_20_3"><text:bookmark text:name="_sug3ho1wr7wf"/>Pregunta 1. Què fa el programa?</text:p>
      <text:p text:style-name="Standard">El programa calcula l'àrea d’un cercle amb les dades que entra l’usuari</text:p>
      <text:p text:style-name="Standard"/>
      <text:p text:style-name="Heading_20_3"><text:bookmark text:name="_e38zc1gmu0eu"/>Pregunta 2. Elements comuns</text:p>
      <text:p text:style-name="Standard">Tots guarden els valors que entra l’usuari en variables </text:p>
      <text:p text:style-name="Standard"/>
      <text:p text:style-name="Heading_20_3"><text:bookmark text:name="_7hfdiuo4p2qu"/>Pregunta 3. Entrada/sortida</text:p>
      <text:p text:style-name="Standard">En pseudocodi, l'entrada l'obté amb <text:span text:style-name="T1">llegeix radi</text:span> i el resultat el mostra amb <text:span text:style-name="T1">escriu "L'àrea és ", àrea"</text:span></text:p>
      <text:p text:style-name="P1"/>
      <text:p text:style-name="Standard">En C, l’entrada l’obté amb <text:span text:style-name="T1">scanf("%f", &amp;radi); </text:span>i el resultat elmostra amb <text:span text:style-name="T1">printf("L'àrea és %f\n", area);</text:span></text:p>
      <text:p text:style-name="Standard"/>
      <text:p text:style-name="Standard">En Python, l’entrada l’obté amb <text:span text:style-name="T1">linia = input("Introduïu el radi: ") </text:span>i el resultat el mostra amb <text:span text:style-name="T1">print(f"L'àrea és {area}")</text:span></text:p>
      <text:p text:style-name="P1"/>
      <text:p text:style-name="Standard">En Java, l’entrada l’obté amb <text:span text:style-name="T1">String linia = reader.readLine() </text:span>i el resultat el mostra amb <text:span text:style-name="T1">System.out.println("L'àrea és " + area);</text:span></text:p>
      <text:p text:style-name="P1"/>
      <text:p text:style-name="Standard">En Kotlin, l’entrada l’obté amb <text:span text:style-name="T1">val linia = reader.readLine() </text:span>i el resultat el mostra amb <text:span text:style-name="T1">println("L'àrea és $area")</text:span></text:p>
      <text:p text:style-name="Standard"/>
      <text:p text:style-name="Heading_20_3"><text:bookmark text:name="_eibqrcmlwz83"/><text:soft-page-break/>Pregunta 4. Variables</text:p>
      <text:p text:style-name="Standard">Un exemple és la variable radi i la constant PI</text:p>
      <text:p text:style-name="Standard"/>
      <text:p text:style-name="Heading_20_3"><text:bookmark text:name="_a0levxgyc5ve"/>Pregunta 5. Preferència</text:p>
      <text:p text:style-name="Standard">A mi, m’agrada molt python ja que és amb el llenguatge amb el que vaig començar i amb el que més fàcil sem fa programar.</text:p>
      <text:p text:style-name="Standard"/>
      <text:p text:style-name="P1"/>
      <text:p text:style-name="Standard"/>
      <text:p text:style-name="Standard"/>
      <text:p text:style-name="Heading_20_3"><text:bookmark text:name="_wj4ksgh2p9gw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193" meta:character-count="1200" meta:non-whitespace-character-count="1022"/>
    <meta:generator>LibreOfficeDev/6.0.5.2$Linux_X86_64 LibreOffice_project/</meta:generator>
  </office:meta>
</office:document-meta>
</file>